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Ytterdalen">
            <text:p>Ytterdalen</text:p>
          </table:table-cell>
          <table:table-cell office:value-type="string" office:value="radiocarbon">
            <text:p>radiocarbon</text:p>
          </table:table-cell>
          <table:table-cell office:value-type="string" office:value="T-5406">
            <text:p>T-5406</text:p>
          </table:table-cell>
          <table:table-cell office:value-type="float" office:value="77.763">
            <text:p>77.763</text:p>
          </table:table-cell>
          <table:table-cell office:value-type="float" office:value="14.254">
            <text:p>14.254</text:p>
          </table:table-cell>
          <table:table-cell office:value-type="float" office:value="6620.0">
            <text:p>6620.0</text:p>
          </table:table-cell>
          <table:table-cell office:value-type="float" office:value="180.0">
            <text:p>180.0</text:p>
          </table:table-cell>
          <table:table-cell office:value-type="string" office:value="Seaweed">
            <text:p>Seaweed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6.2">
            <text:p>6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ndvikEtal1987">
            <text:p>LandvikEtal1987</text:p>
          </table:table-cell>
        </table:table-row>
        <table:table-row>
          <table:table-cell office:value-type="string" office:value="Ytterdalen">
            <text:p>Ytterdalen</text:p>
          </table:table-cell>
          <table:table-cell office:value-type="string" office:value="radiocarbon">
            <text:p>radiocarbon</text:p>
          </table:table-cell>
          <table:table-cell office:value-type="string" office:value="T-5410">
            <text:p>T-5410</text:p>
          </table:table-cell>
          <table:table-cell office:value-type="float" office:value="77.78">
            <text:p>77.78</text:p>
          </table:table-cell>
          <table:table-cell office:value-type="float" office:value="14.28">
            <text:p>14.28</text:p>
          </table:table-cell>
          <table:table-cell office:value-type="float" office:value="11040.0">
            <text:p>11040.0</text:p>
          </table:table-cell>
          <table:table-cell office:value-type="float" office:value="130.0">
            <text:p>13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8.9">
            <text:p>48.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ndvikEtal1987">
            <text:p>LandvikEtal1987</text:p>
          </table:table-cell>
        </table:table-row>
        <table:table-row>
          <table:table-cell office:value-type="string" office:value="Ytterdalen">
            <text:p>Ytterdalen</text:p>
          </table:table-cell>
          <table:table-cell office:value-type="string" office:value="radiocarbon">
            <text:p>radiocarbon</text:p>
          </table:table-cell>
          <table:table-cell office:value-type="string" office:value="T-5663">
            <text:p>T-5663</text:p>
          </table:table-cell>
          <table:table-cell office:value-type="float" office:value="77.769">
            <text:p>77.769</text:p>
          </table:table-cell>
          <table:table-cell office:value-type="float" office:value="14.284">
            <text:p>14.284</text:p>
          </table:table-cell>
          <table:table-cell office:value-type="float" office:value="9450.0">
            <text:p>9450.0</text:p>
          </table:table-cell>
          <table:table-cell office:value-type="float" office:value="130.0">
            <text:p>130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4.0">
            <text:p>24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ndvikEtal1987">
            <text:p>LandvikEtal1987</text:p>
          </table:table-cell>
        </table:table-row>
        <table:table-row>
          <table:table-cell office:value-type="string" office:value="Ytterdalen">
            <text:p>Ytterdalen</text:p>
          </table:table-cell>
          <table:table-cell office:value-type="string" office:value="radiocarbon">
            <text:p>radiocarbon</text:p>
          </table:table-cell>
          <table:table-cell office:value-type="string" office:value="T-5409">
            <text:p>T-5409</text:p>
          </table:table-cell>
          <table:table-cell office:value-type="float" office:value="77.7868">
            <text:p>77.7868</text:p>
          </table:table-cell>
          <table:table-cell office:value-type="float" office:value="14.2108">
            <text:p>14.2108</text:p>
          </table:table-cell>
          <table:table-cell office:value-type="float" office:value="9570.0">
            <text:p>9570.0</text:p>
          </table:table-cell>
          <table:table-cell office:value-type="float" office:value="130.0">
            <text:p>130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27.6">
            <text:p>27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ndvikEtal1987">
            <text:p>LandvikEtal1987</text:p>
          </table:table-cell>
        </table:table-row>
        <table:table-row>
          <table:table-cell office:value-type="string" office:value="Ytterdalen">
            <text:p>Ytterdalen</text:p>
          </table:table-cell>
          <table:table-cell office:value-type="string" office:value="radiocarbon">
            <text:p>radiocarbon</text:p>
          </table:table-cell>
          <table:table-cell office:value-type="string" office:value="T-5408">
            <text:p>T-5408</text:p>
          </table:table-cell>
          <table:table-cell office:value-type="float" office:value="77.783">
            <text:p>77.783</text:p>
          </table:table-cell>
          <table:table-cell office:value-type="float" office:value="14.206">
            <text:p>14.206</text:p>
          </table:table-cell>
          <table:table-cell office:value-type="float" office:value="9350.0">
            <text:p>9350.0</text:p>
          </table:table-cell>
          <table:table-cell office:value-type="float" office:value="140.0">
            <text:p>140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24.2">
            <text:p>24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ndvikEtal1987">
            <text:p>LandvikEtal1987</text:p>
          </table:table-cell>
        </table:table-row>
        <table:table-row>
          <table:table-cell office:value-type="string" office:value="Ytterdalen">
            <text:p>Ytterdalen</text:p>
          </table:table-cell>
          <table:table-cell office:value-type="string" office:value="radiocarbon">
            <text:p>radiocarbon</text:p>
          </table:table-cell>
          <table:table-cell office:value-type="string" office:value="T-5407">
            <text:p>T-5407</text:p>
          </table:table-cell>
          <table:table-cell office:value-type="float" office:value="77.759">
            <text:p>77.759</text:p>
          </table:table-cell>
          <table:table-cell office:value-type="float" office:value="14.257">
            <text:p>14.257</text:p>
          </table:table-cell>
          <table:table-cell office:value-type="float" office:value="5650.0">
            <text:p>5650.0</text:p>
          </table:table-cell>
          <table:table-cell office:value-type="float" office:value="90.0">
            <text:p>90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7.1">
            <text:p>7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ndvikEtal1987">
            <text:p>LandvikEtal1987</text:p>
          </table:table-cell>
        </table:table-row>
        <table:table-row>
          <table:table-cell office:value-type="string" office:value="Ytterdalen">
            <text:p>Ytterdalen</text:p>
          </table:table-cell>
          <table:table-cell office:value-type="string" office:value="radiocarbon">
            <text:p>radiocarbon</text:p>
          </table:table-cell>
          <table:table-cell office:value-type="string" office:value="T-5664">
            <text:p>T-5664</text:p>
          </table:table-cell>
          <table:table-cell office:value-type="float" office:value="77.758">
            <text:p>77.758</text:p>
          </table:table-cell>
          <table:table-cell office:value-type="float" office:value="14.256">
            <text:p>14.256</text:p>
          </table:table-cell>
          <table:table-cell office:value-type="float" office:value="4930.0">
            <text:p>4930.0</text:p>
          </table:table-cell>
          <table:table-cell office:value-type="float" office:value="50.0">
            <text:p>50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ndvikEtal1987">
            <text:p>LandvikEtal1987</text:p>
          </table:table-cell>
        </table:table-row>
        <table:table-row>
          <table:table-cell office:value-type="string" office:value="Ytterdalen">
            <text:p>Ytterdalen</text:p>
          </table:table-cell>
          <table:table-cell office:value-type="string" office:value="radiocarbon">
            <text:p>radiocarbon</text:p>
          </table:table-cell>
          <table:table-cell office:value-type="string" office:value="T-5271">
            <text:p>T-5271</text:p>
          </table:table-cell>
          <table:table-cell office:value-type="float" office:value="77.8">
            <text:p>77.8</text:p>
          </table:table-cell>
          <table:table-cell office:value-type="float" office:value="14.3">
            <text:p>14.3</text:p>
          </table:table-cell>
          <table:table-cell office:value-type="float" office:value="7770.0">
            <text:p>7770.0</text:p>
          </table:table-cell>
          <table:table-cell office:value-type="float" office:value="110.0">
            <text:p>110.0</text:p>
          </table:table-cell>
          <table:table-cell office:value-type="string" office:value="Driftwood of Picea sp.">
            <text:p>Driftwood of Picea sp.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andvikEtal1987,FormanEtal2004">
            <text:p>LandvikEtal1987,FormanEtal2004</text:p>
          </table:table-cell>
        </table:table-row>
        <table:table-row>
          <table:table-cell office:value-type="string" office:value="Ytterdalen">
            <text:p>Ytterdalen</text:p>
          </table:table-cell>
          <table:table-cell office:value-type="string" office:value="radiocarbon">
            <text:p>radiocarbon</text:p>
          </table:table-cell>
          <table:table-cell office:value-type="string" office:value="T-5665">
            <text:p>T-5665</text:p>
          </table:table-cell>
          <table:table-cell office:value-type="float" office:value="77.776">
            <text:p>77.776</text:p>
          </table:table-cell>
          <table:table-cell office:value-type="float" office:value="14.179">
            <text:p>14.179</text:p>
          </table:table-cell>
          <table:table-cell office:value-type="float" office:value="8390.0">
            <text:p>8390.0</text:p>
          </table:table-cell>
          <table:table-cell office:value-type="float" office:value="120.0">
            <text:p>120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1.1">
            <text:p>11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ndvikEtal1987">
            <text:p>LandvikEtal1987</text:p>
          </table:table-cell>
        </table:table-row>
        <table:table-row>
          <table:table-cell office:value-type="string" office:value="Ytterdalen">
            <text:p>Ytterdalen</text:p>
          </table:table-cell>
          <table:table-cell office:value-type="string" office:value="radiocarbon">
            <text:p>radiocarbon</text:p>
          </table:table-cell>
          <table:table-cell office:value-type="string" office:value="Ua-1081">
            <text:p>Ua-1081</text:p>
          </table:table-cell>
          <table:table-cell office:value-type="float" office:value="77.56">
            <text:p>77.56</text:p>
          </table:table-cell>
          <table:table-cell office:value-type="float" office:value="14.5">
            <text:p>14.5</text:p>
          </table:table-cell>
          <table:table-cell office:value-type="float" office:value="12350.0">
            <text:p>12350.0</text:p>
          </table:table-cell>
          <table:table-cell office:value-type="float" office:value="145.0">
            <text:p>145.0</text:p>
          </table:table-cell>
          <table:table-cell office:value-type="string" office:value="Shell fragment from beach gravels that rise to marine limit">
            <text:p>Shell fragment from beach gravels that rise to marine limi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9.5">
            <text:p>49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Etal1991,FormanEtal2004">
            <text:p>SalvigsenEtal1991,FormanEtal2004</text:p>
          </table:table-cell>
        </table:table-row>
        <table:table-row>
          <table:table-cell office:value-type="string" office:value="Ytterdalen">
            <text:p>Ytterdalen</text:p>
          </table:table-cell>
          <table:table-cell office:value-type="string" office:value="radiocarbon">
            <text:p>radiocarbon</text:p>
          </table:table-cell>
          <table:table-cell office:value-type="string" office:value="T-4943">
            <text:p>T-4943</text:p>
          </table:table-cell>
          <table:table-cell office:value-type="float" office:value="77.92">
            <text:p>77.92</text:p>
          </table:table-cell>
          <table:table-cell office:value-type="float" office:value="13.8">
            <text:p>13.8</text:p>
          </table:table-cell>
          <table:table-cell office:value-type="float" office:value="10680.0">
            <text:p>10680.0</text:p>
          </table:table-cell>
          <table:table-cell office:value-type="float" office:value="70.0">
            <text:p>70.0</text:p>
          </table:table-cell>
          <table:table-cell office:value-type="string" office:value="Fragments of Hiatella arctica and Mya truncata from silt">
            <text:p>Fragments of Hiatella arctica and Mya truncata from sil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9.0">
            <text:p>29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andvikEtal1987,FormanEtal2004">
            <text:p>LandvikEtal1987,FormanEtal2004</text:p>
          </table:table-cell>
        </table:table-row>
        <table:table-row>
          <table:table-cell office:value-type="string" office:value="Ytterdalen">
            <text:p>Ytterdalen</text:p>
          </table:table-cell>
          <table:table-cell office:value-type="string" office:value="radiocarbon">
            <text:p>radiocarbon</text:p>
          </table:table-cell>
          <table:table-cell office:value-type="string" office:value="T-4865">
            <text:p>T-4865</text:p>
          </table:table-cell>
          <table:table-cell office:value-type="float" office:value="77.808">
            <text:p>77.808</text:p>
          </table:table-cell>
          <table:table-cell office:value-type="float" office:value="14.279">
            <text:p>14.279</text:p>
          </table:table-cell>
          <table:table-cell office:value-type="float" office:value="11460.0">
            <text:p>11460.0</text:p>
          </table:table-cell>
          <table:table-cell office:value-type="float" office:value="110.0">
            <text:p>110.0</text:p>
          </table:table-cell>
          <table:table-cell office:value-type="string" office:value="Hiatella and Mya">
            <text:p>Hiatella and My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62.0">
            <text:p>6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ndvikEtal1987">
            <text:p>LandvikEtal1987</text:p>
          </table:table-cell>
        </table:table-row>
        <table:table-row>
          <table:table-cell office:value-type="string" office:value="Ytterdalen">
            <text:p>Ytterdalen</text:p>
          </table:table-cell>
          <table:table-cell office:value-type="string" office:value="radiocarbon">
            <text:p>radiocarbon</text:p>
          </table:table-cell>
          <table:table-cell office:value-type="string" office:value="Ua-1082">
            <text:p>Ua-1082</text:p>
          </table:table-cell>
          <table:table-cell office:value-type="float" office:value="77.56">
            <text:p>77.56</text:p>
          </table:table-cell>
          <table:table-cell office:value-type="float" office:value="14.5">
            <text:p>14.5</text:p>
          </table:table-cell>
          <table:table-cell office:value-type="float" office:value="11795.0">
            <text:p>11795.0</text:p>
          </table:table-cell>
          <table:table-cell office:value-type="float" office:value="160.0">
            <text:p>160.0</text:p>
          </table:table-cell>
          <table:table-cell office:value-type="string" office:value="Fragment of Mya truncata or Hiatella arctica from silt">
            <text:p>Fragment of Mya truncata or Hiatella arctica from sil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7.0">
            <text:p>47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Etal1991,FormanEtal2004">
            <text:p>SalvigsenEtal1991,FormanEtal2004</text:p>
          </table:table-cell>
        </table:table-row>
        <table:table-row>
          <table:table-cell office:value-type="string" office:value="Ytterdalen">
            <text:p>Ytterdalen</text:p>
          </table:table-cell>
          <table:table-cell office:value-type="string" office:value="radiocarbon">
            <text:p>radiocarbon</text:p>
          </table:table-cell>
          <table:table-cell office:value-type="string" office:value="T-5995">
            <text:p>T-5995</text:p>
          </table:table-cell>
          <table:table-cell office:value-type="float" office:value="77.808">
            <text:p>77.808</text:p>
          </table:table-cell>
          <table:table-cell office:value-type="float" office:value="14.279">
            <text:p>14.279</text:p>
          </table:table-cell>
          <table:table-cell office:value-type="float" office:value="11280.0">
            <text:p>11280.0</text:p>
          </table:table-cell>
          <table:table-cell office:value-type="float" office:value="110.0">
            <text:p>110.0</text:p>
          </table:table-cell>
          <table:table-cell office:value-type="string" office:value="Hiatella and Mya">
            <text:p>Hiatella and My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62.0">
            <text:p>6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ndvikEtal1987">
            <text:p>LandvikEtal1987</text:p>
          </table:table-cell>
        </table:table-row>
        <table:table-row>
          <table:table-cell office:value-type="string" office:value="Ytterdalen">
            <text:p>Ytterdalen</text:p>
          </table:table-cell>
          <table:table-cell office:value-type="string" office:value="radiocarbon">
            <text:p>radiocarbon</text:p>
          </table:table-cell>
          <table:table-cell office:value-type="string" office:value="T-6221">
            <text:p>T-6221</text:p>
          </table:table-cell>
          <table:table-cell office:value-type="float" office:value="77.8">
            <text:p>77.8</text:p>
          </table:table-cell>
          <table:table-cell office:value-type="float" office:value="14.3">
            <text:p>14.3</text:p>
          </table:table-cell>
          <table:table-cell office:value-type="float" office:value="8200.0">
            <text:p>8200.0</text:p>
          </table:table-cell>
          <table:table-cell office:value-type="float" office:value="110.0">
            <text:p>110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1.5">
            <text:p>11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andvikEtal1987,FormanEtal2004">
            <text:p>LandvikEtal1987,FormanEtal2004</text:p>
          </table:table-cell>
        </table:table-row>
        <table:table-row>
          <table:table-cell office:value-type="string" office:value="Ytterdalen">
            <text:p>Ytterdalen</text:p>
          </table:table-cell>
          <table:table-cell office:value-type="string" office:value="radiocarbon">
            <text:p>radiocarbon</text:p>
          </table:table-cell>
          <table:table-cell office:value-type="string" office:value="T-7672">
            <text:p>T-7672</text:p>
          </table:table-cell>
          <table:table-cell office:value-type="float" office:value="77.56">
            <text:p>77.56</text:p>
          </table:table-cell>
          <table:table-cell office:value-type="float" office:value="14.5">
            <text:p>14.5</text:p>
          </table:table-cell>
          <table:table-cell office:value-type="float" office:value="8760.0">
            <text:p>8760.0</text:p>
          </table:table-cell>
          <table:table-cell office:value-type="float" office:value="120.0">
            <text:p>120.0</text:p>
          </table:table-cell>
          <table:table-cell office:value-type="string" office:value="Log of Larix sibirica embedded in permafrost/gravels">
            <text:p>Log of Larix sibirica embedded in permafrost/gravel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9.8">
            <text:p>9.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Etal1991,FormanEtal2004">
            <text:p>SalvigsenEtal1991,FormanEtal2004</text:p>
          </table:table-cell>
        </table:table-row>
        <table:table-row>
          <table:table-cell office:value-type="string" office:value="Ytterdalen">
            <text:p>Ytterdalen</text:p>
          </table:table-cell>
          <table:table-cell office:value-type="string" office:value="radiocarbon">
            <text:p>radiocarbon</text:p>
          </table:table-cell>
          <table:table-cell office:value-type="string" office:value="T-6222">
            <text:p>T-6222</text:p>
          </table:table-cell>
          <table:table-cell office:value-type="float" office:value="77.573">
            <text:p>77.573</text:p>
          </table:table-cell>
          <table:table-cell office:value-type="float" office:value="14.395">
            <text:p>14.395</text:p>
          </table:table-cell>
          <table:table-cell office:value-type="float" office:value="10360.0">
            <text:p>10360.0</text:p>
          </table:table-cell>
          <table:table-cell office:value-type="float" office:value="90.0">
            <text:p>90.0</text:p>
          </table:table-cell>
          <table:table-cell office:value-type="string" office:value="Hiatella arctica from raised beach gravels">
            <text:p>Hiatella arctica from raised beach grave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andvikEtal1992,FormanEtal2004">
            <text:p>LandvikEtal1992,FormanEtal2004</text:p>
          </table:table-cell>
        </table:table-row>
        <table:table-row>
          <table:table-cell office:value-type="string" office:value="Ytterdalen">
            <text:p>Ytterdalen</text:p>
          </table:table-cell>
          <table:table-cell office:value-type="string" office:value="radiocarbon">
            <text:p>radiocarbon</text:p>
          </table:table-cell>
          <table:table-cell office:value-type="string" office:value="T-7669">
            <text:p>T-7669</text:p>
          </table:table-cell>
          <table:table-cell office:value-type="float" office:value="77.56">
            <text:p>77.56</text:p>
          </table:table-cell>
          <table:table-cell office:value-type="float" office:value="14.5">
            <text:p>14.5</text:p>
          </table:table-cell>
          <table:table-cell office:value-type="float" office:value="9910.0">
            <text:p>9910.0</text:p>
          </table:table-cell>
          <table:table-cell office:value-type="float" office:value="160.0">
            <text:p>160.0</text:p>
          </table:table-cell>
          <table:table-cell office:value-type="string" office:value="Small bone, probably whale and elevationally displaced">
            <text:p>Small bone, probably whale and elevationally displaced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50.3">
            <text:p>50.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Etal1991,FormanEtal2004">
            <text:p>SalvigsenEtal1991,FormanEtal2004</text:p>
          </table:table-cell>
        </table:table-row>
        <table:table-row>
          <table:table-cell office:value-type="string" office:value="Ytterdalen">
            <text:p>Ytterdalen</text:p>
          </table:table-cell>
          <table:table-cell office:value-type="string" office:value="radiocarbon">
            <text:p>radiocarbon</text:p>
          </table:table-cell>
          <table:table-cell office:value-type="string" office:value="T-76701">
            <text:p>T-76701</text:p>
          </table:table-cell>
          <table:table-cell office:value-type="float" office:value="77.56">
            <text:p>77.56</text:p>
          </table:table-cell>
          <table:table-cell office:value-type="float" office:value="14.5">
            <text:p>14.5</text:p>
          </table:table-cell>
          <table:table-cell office:value-type="float" office:value="6410.0">
            <text:p>6410.0</text:p>
          </table:table-cell>
          <table:table-cell office:value-type="float" office:value="100.0">
            <text:p>100.0</text:p>
          </table:table-cell>
          <table:table-cell office:value-type="string" office:value="Large whale cranium within beach gravels">
            <text:p>Large whale cranium within beach grave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5.7">
            <text:p>5.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Etal1991,FormanEtal2004">
            <text:p>SalvigsenEtal1991,FormanEtal2004</text:p>
          </table:table-cell>
        </table:table-row>
        <table:table-row>
          <table:table-cell office:value-type="string" office:value="Ytterdalen">
            <text:p>Ytterdalen</text:p>
          </table:table-cell>
          <table:table-cell office:value-type="string" office:value="radiocarbon">
            <text:p>radiocarbon</text:p>
          </table:table-cell>
          <table:table-cell office:value-type="string" office:value="T-7671">
            <text:p>T-7671</text:p>
          </table:table-cell>
          <table:table-cell office:value-type="float" office:value="77.56">
            <text:p>77.56</text:p>
          </table:table-cell>
          <table:table-cell office:value-type="float" office:value="14.5">
            <text:p>14.5</text:p>
          </table:table-cell>
          <table:table-cell office:value-type="float" office:value="9620.0">
            <text:p>9620.0</text:p>
          </table:table-cell>
          <table:table-cell office:value-type="float" office:value="130.0">
            <text:p>130.0</text:p>
          </table:table-cell>
          <table:table-cell office:value-type="string" office:value="Large whale vertebrae buried in beach gravels">
            <text:p>Large whale vertebrae buried in beach grave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24.3">
            <text:p>24.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Etal1991,FormanEtal2004">
            <text:p>SalvigsenEtal1991,FormanEtal2004</text:p>
          </table:table-cell>
        </table:table-row>
        <table:table-row>
          <table:table-cell office:value-type="string" office:value="Ytterdalen">
            <text:p>Ytterdalen</text:p>
          </table:table-cell>
          <table:table-cell office:value-type="string" office:value="radiocarbon">
            <text:p>radiocarbon</text:p>
          </table:table-cell>
          <table:table-cell office:value-type="string" office:value="T-7672">
            <text:p>T-7672</text:p>
          </table:table-cell>
          <table:table-cell office:value-type="float" office:value="77.56">
            <text:p>77.56</text:p>
          </table:table-cell>
          <table:table-cell office:value-type="float" office:value="14.5">
            <text:p>14.5</text:p>
          </table:table-cell>
          <table:table-cell office:value-type="float" office:value="1100.0">
            <text:p>1100.0</text:p>
          </table:table-cell>
          <table:table-cell office:value-type="float" office:value="80.0">
            <text:p>80.0</text:p>
          </table:table-cell>
          <table:table-cell office:value-type="string" office:value="10-m long log of Larix occidentalis on raised beach">
            <text:p>10-m long log of Larix occidentalis on raised beach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Etal1991,FormanEtal2004">
            <text:p>SalvigsenEtal1991,FormanEtal2004</text:p>
          </table:table-cell>
        </table:table-row>
        <table:table-row>
          <table:table-cell office:value-type="string" office:value="Ytterdalen">
            <text:p>Ytterdalen</text:p>
          </table:table-cell>
          <table:table-cell office:value-type="string" office:value="radiocarbon">
            <text:p>radiocarbon</text:p>
          </table:table-cell>
          <table:table-cell office:value-type="string" office:value="T-1829">
            <text:p>T-1829</text:p>
          </table:table-cell>
          <table:table-cell office:value-type="float" office:value="77.54">
            <text:p>77.54</text:p>
          </table:table-cell>
          <table:table-cell office:value-type="float" office:value="14.5">
            <text:p>14.5</text:p>
          </table:table-cell>
          <table:table-cell office:value-type="float" office:value="9400.0">
            <text:p>9400.0</text:p>
          </table:table-cell>
          <table:table-cell office:value-type="float" office:value="120.0">
            <text:p>120.0</text:p>
          </table:table-cell>
          <table:table-cell office:value-type="string" office:value="Whale jaw from raised beach">
            <text:p>Whale jaw from raised beach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1977,SalvigsenEtal1991,FormanEtal2004">
            <text:p>Salvigsen1977,SalvigsenEtal1991,FormanEtal2004</text:p>
          </table:table-cell>
        </table:table-row>
        <table:table-row>
          <table:table-cell office:value-type="string" office:value="Ytterdalen">
            <text:p>Ytterdalen</text:p>
          </table:table-cell>
          <table:table-cell office:value-type="string" office:value="radiocarbon">
            <text:p>radiocarbon</text:p>
          </table:table-cell>
          <table:table-cell office:value-type="string" office:value="T-5662">
            <text:p>T-5662</text:p>
          </table:table-cell>
          <table:table-cell office:value-type="float" office:value="77.767">
            <text:p>77.767</text:p>
          </table:table-cell>
          <table:table-cell office:value-type="float" office:value="14.269">
            <text:p>14.269</text:p>
          </table:table-cell>
          <table:table-cell office:value-type="float" office:value="9470.0">
            <text:p>9470.0</text:p>
          </table:table-cell>
          <table:table-cell office:value-type="float" office:value="100.0">
            <text:p>10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3.8">
            <text:p>13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ndvikEtal1987">
            <text:p>LandvikEtal198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